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06a2c" officeooo:paragraph-rsid="00106a2c"/>
    </style:style>
    <style:style style:name="P2" style:family="paragraph" style:parent-style-name="Standard">
      <style:text-properties officeooo:rsid="0013da2f" officeooo:paragraph-rsid="0013da2f"/>
    </style:style>
    <style:style style:name="P3" style:family="paragraph" style:parent-style-name="Standard">
      <style:text-properties officeooo:rsid="0015fa7a" officeooo:paragraph-rsid="0015fa7a"/>
    </style:style>
    <style:style style:name="P4" style:family="paragraph" style:parent-style-name="Standard">
      <style:text-properties officeooo:rsid="0015fc09" officeooo:paragraph-rsid="0015fc09"/>
    </style:style>
    <style:style style:name="P5" style:family="paragraph" style:parent-style-name="Standard">
      <style:text-properties officeooo:rsid="0018f990" officeooo:paragraph-rsid="0018f990"/>
    </style:style>
    <style:style style:name="T1" style:family="text">
      <style:text-properties officeooo:rsid="0012018f"/>
    </style:style>
    <style:style style:name="T2" style:family="text">
      <style:text-properties officeooo:rsid="00154e15"/>
    </style:style>
    <style:style style:name="T3" style:family="text">
      <style:text-properties officeooo:rsid="0017688a"/>
    </style:style>
    <style:style style:name="T4" style:family="text">
      <style:text-properties fo:font-size="10pt"/>
    </style:style>
    <style:style style:name="T5" style:family="text">
      <style:text-properties officeooo:rsid="001934d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módulo</text:span> 1 </text:p>
      <text:p text:style-name="P1">paradigmas e linguagem python</text:p>
      <text:p text:style-name="P1"/>
      <text:p text:style-name="P2">-python é classificada como linguagem de alto nível, baixa curva de aprendizado </text:p>
      <text:p text:style-name="P2">-muito usada para ciência de dados e dispositivos móveis</text:p>
      <text:p text:style-name="P2">-<text:span text:style-name="T2">é considerada uma linguagem híbrida </text:span></text:p>
      <text:p text:style-name="P2"/>
      <text:p text:style-name="P3">classificando as linguagens de programação </text:p>
      <text:p text:style-name="P4">-<text:span text:style-name="T3">baixo nível e alto nível </text:span></text:p>
      <text:p text:style-name="P4">-<text:span text:style-name="T3">sobre facilidade de manutenção, compatibilidade, legibilidade, todas a de alto nível levam vantagem, sendo que a de baixo nível, acaba sendo melhor no gerenciamento de memória </text:span></text:p>
      <text:p text:style-name="P4"/>
      <text:p text:style-name="P5">1ª geração = baixo nível, 0 e 1 </text:p>
      <text:p text:style-name="P5">2ª geração = Assembly</text:p>
      <text:p text:style-name="P5">3ª geração = java, C#, C++, C, Cobol, Fortran </text:p>
      <text:p text:style-name="P5">4<text:span text:style-name="T4">ª</text:span> geração = SQL </text:p>
      <text:p text:style-name="P5">5ª geração = <text:span text:style-name="T5">Prolog, </text:span>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1-29T13:15:37.120000000</dc:date>
    <meta:editing-duration>PT1H13M50S</meta:editing-duration>
    <meta:editing-cycles>10</meta:editing-cycles>
    <meta:generator>LibreOffice/7.4.0.3$Windows_X86_64 LibreOffice_project/f85e47c08ddd19c015c0114a68350214f7066f5a</meta:generator>
    <meta:document-statistic meta:table-count="0" meta:image-count="0" meta:object-count="0" meta:page-count="1" meta:paragraph-count="13" meta:word-count="97" meta:character-count="594" meta:non-whitespace-character-count="500"/>
  </office:meta>
</office:document-meta>
</file>